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Times New Roman'" svg:font-family="'Times, '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Times, 'Times New Roman'1" svg:font-family="'Times, 'Times New Roman''" style:font-family-generic="system" style:font-pitch="variable"/>
  </office:font-face-decls>
  <office:automatic-styles>
    <style:style style:name="P1" style:family="paragraph" style:parent-style-name="Standard">
      <style:text-properties officeooo:rsid="001d2196" officeooo:paragraph-rsid="001d2196"/>
    </style:style>
    <style:style style:name="P2" style:family="paragraph" style:parent-style-name="Standard">
      <style:paragraph-properties fo:text-align="justify" style:justify-single-word="false"/>
      <style:text-properties officeooo:rsid="001d7092" officeooo:paragraph-rsid="001d7092"/>
    </style:style>
    <style:style style:name="P3" style:family="paragraph" style:parent-style-name="Standard">
      <style:text-properties fo:font-size="13pt" style:font-size-asian="13pt" style:font-size-complex="13pt"/>
    </style:style>
    <style:style style:name="P4" style:family="paragraph" style:parent-style-name="Standard">
      <style:paragraph-properties fo:text-align="justify" style:justify-single-word="false"/>
      <style:text-properties fo:font-size="13pt" style:font-size-asian="13pt" style:font-size-complex="13pt"/>
    </style:style>
    <style:style style:name="P5" style:family="paragraph" style:parent-style-name="Standard">
      <style:paragraph-properties fo:text-align="center" style:justify-single-word="false"/>
      <style:text-properties fo:font-size="16pt" fo:font-weight="bold" officeooo:rsid="001d2196" officeooo:paragraph-rsid="001d2196" style:font-size-asian="16pt" style:font-weight-asian="bold" style:font-size-complex="16pt" style:font-weight-complex="bold"/>
    </style:style>
    <style:style style:name="P6" style:family="paragraph" style:parent-style-name="Standard">
      <style:text-properties fo:font-size="16pt" officeooo:rsid="001d2196" officeooo:paragraph-rsid="001d2196" style:font-size-asian="16pt" style:font-size-complex="16pt"/>
    </style:style>
    <style:style style:name="P7" style:family="paragraph" style:parent-style-name="Standard">
      <style:text-properties fo:font-size="14pt" fo:font-weight="bold" officeooo:rsid="001d2196" officeooo:paragraph-rsid="001d2196" style:font-size-asian="14pt" style:font-weight-asian="bold" style:font-size-complex="14pt" style:font-weight-complex="bold"/>
    </style:style>
    <style:style style:name="P8" style:family="paragraph" style:parent-style-name="Standard">
      <style:text-properties fo:font-size="14pt" fo:font-weight="bold" officeooo:rsid="0020f333" officeooo:paragraph-rsid="001d2196" style:font-size-asian="14pt" style:font-weight-asian="bold" style:font-size-complex="14pt" style:font-weight-complex="bold"/>
    </style:style>
    <style:style style:name="P9" style:family="paragraph" style:parent-style-name="Standard">
      <style:text-properties fo:font-size="14pt" fo:font-weight="normal" officeooo:rsid="0020f333" officeooo:paragraph-rsid="0020f333"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3333" style:font-name="Times New Roman" fo:font-size="13pt" fo:font-weight="normal" officeooo:rsid="001d7092" officeooo:paragraph-rsid="001d7092" style:font-size-asian="13pt" style:font-weight-asian="normal" style:font-size-complex="13pt" style:font-weight-complex="normal"/>
    </style:style>
    <style:style style:name="P11" style:family="paragraph" style:parent-style-name="Standard" style:list-style-name="L1">
      <style:text-properties fo:font-size="13pt" style:font-size-asian="13pt" style:font-size-complex="13pt"/>
    </style:style>
    <style:style style:name="P12" style:family="paragraph" style:parent-style-name="Standard">
      <style:text-properties fo:font-size="13pt" officeooo:rsid="0021043a" officeooo:paragraph-rsid="0021043a" style:font-size-asian="13pt" style:font-size-complex="13pt"/>
    </style:style>
    <style:style style:name="P13" style:family="paragraph" style:parent-style-name="Standard">
      <style:text-properties fo:font-size="15pt" fo:font-weight="bold" officeooo:rsid="0020f333" officeooo:paragraph-rsid="0020f333" style:font-size-asian="15pt" style:font-weight-asian="bold" style:font-size-complex="15pt" style:font-weight-complex="bold"/>
    </style:style>
    <style:style style:name="T1" style:family="text">
      <style:text-properties fo:color="#333333"/>
    </style:style>
    <style:style style:name="T2" style:family="text">
      <style:text-properties fo:color="#333333" style:font-name="Times New Roman"/>
    </style:style>
    <style:style style:name="T3" style:family="text">
      <style:text-properties fo:color="#333333" style:font-name="Times New Roman" fo:font-size="13pt" fo:font-weight="normal" style:font-size-asian="13pt" style:font-weight-asian="normal" style:font-size-complex="13pt" style:font-weight-complex="normal"/>
    </style:style>
    <style:style style:name="T4" style:family="text">
      <style:text-properties style:font-name="Times New Roman" fo:font-size="13pt" fo:font-weight="normal" style:font-size-asian="13pt" style:font-weight-asian="normal" style:font-size-complex="13pt" style:font-weight-complex="normal"/>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xperiment 01: To Define the Problem Statement of Online Shopping Management System.</text:p>
      <text:p text:style-name="P6"/>
      <text:p text:style-name="P7">Problem Statement:</text:p>
      <text:p text:style-name="P1"/>
      <text:p text:style-name="P2"><text:span text:style-name="T4">This System is named as online shopping management system. Our online shopping website is </text:span><text:span text:style-name="T3">you get a wide variety of things at one place which is not possible in the conventional way of shopping. Convenience is the biggest advantage of shopping online. It will give you the opportunity to shop 24/7. You don’t have to get dressed up and visit your favourite store. Through our website, you can do your</text:span><text:span text:style-name="qlink_5f_container"><text:span text:style-name="T3"> shopping online </text:span></text:span><text:span text:style-name="T3">comfortably at any time. <text:s/>There are several choices available online. Online shopping allows you find many products that you weren’t able to find in any physical store. Shopping malls or markets are usually over crowded during festivals or special events, which can be a huge headache. Therefore, through online shopping, all these problems can be easily avoided. Shopkeepers and other business man can expand their business by selling their products on our website.</text:span></text:p>
      <text:p text:style-name="P10"/>
      <text:p text:style-name="P4"><text:span text:style-name="T2">This website is basically providing the shopkeepers and other business man to sell their products online on our website to expand their business and also it is time consuming for our users. There is no need to visit their nearest shop for buying products. All the products they will get online on our website. Due to other online shopping websites, our shopkeepers are facing loss in their business so our goal is to make them profit in their business and also the users will receive their product in short time period. <text:s text:c="3"/></text:span><text:span text:style-name="T1"><text:s/></text:span></text:p>
      <text:p text:style-name="Standard"/>
      <text:p text:style-name="P7">Functionalities:</text:p>
      <text:p text:style-name="P1"/>
      <text:list xml:id="list3181051098" text:style-name="L1">
        <text:list-item>
          <text:p text:style-name="P11">Different payment services.</text:p>
        </text:list-item>
        <text:list-item>
          <text:p text:style-name="P11">Variety of products.</text:p>
        </text:list-item>
        <text:list-item>
          <text:p text:style-name="P11">Superior images of products.</text:p>
        </text:list-item>
        <text:list-item>
          <text:p text:style-name="P11">Security.</text:p>
        </text:list-item>
        <text:list-item>
          <text:p text:style-name="P11">A detailed product description.</text:p>
        </text:list-item>
        <text:list-item>
          <text:p text:style-name="P11">Reviews and Feedback option.</text:p>
        </text:list-item>
      </text:list>
      <text:p text:style-name="P3"/>
      <text:p text:style-name="P13">Requirements:</text:p>
      <text:p text:style-name="P3"/>
      <text:p text:style-name="P3"/>
      <text:p text:style-name="P12">Network</text:p>
      <text:p text:style-name="P12">Web Browser</text:p>
      <text:p text:style-name="P12"/>
      <text:list xml:id="list101809223141694" text:continue-numbering="true" text:style-name="L1">
        <text:list-header>
          <text:p text:style-name="P11"/>
        </text:list-header>
      </text:list>
      <text:p text:style-name="P1"/>
      <text:p text:style-name="P7">Conclusion:</text:p>
      <text:p text:style-name="P8"/>
      <text:p text:style-name="P9">Thus we have Implemented the online shopping management Syst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Times New Roman'" svg:font-family="'Times, '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Times, 'Times New Roman'1" svg:font-family="'Times, '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andard_20__28_user_29_" style:display-name="Standard (user)" style:family="paragraph" style:default-outline-level="">
      <style:paragraph-properties fo:line-height="0.423cm" fo:text-align="start" style:justify-single-word="false" fo:orphans="2" fo:widows="2" style:writing-mode="lr-tb"/>
      <style:text-properties style:font-name="Times, 'Times New Roman'" fo:font-family="'Times, 'Times New Roman''" style:font-family-generic="roman" style:font-pitch="variable" fo:language="en" fo:country="US" style:font-name-asian="Times New Roman1" style:font-family-asian="'Times New Roman'" style:font-family-generic-asian="system" style:font-pitch-asian="variable" style:font-name-complex="Times, 'Times New Roman'1" style:font-family-complex="'Times, 'Times New Roman''" style:font-family-generic-complex="system" style:font-pitch-complex="variable" style:font-size-complex="10pt"/>
    </style:style>
    <style:style style:name="template" style:family="paragraph" style:parent-style-name="Standard_20__28_user_29_" style:default-outline-level="">
      <style:paragraph-properties fo:text-align="justify" style:justify-single-word="false"/>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style:style>
    <style:style style:name="Default_20_Paragraph_20_Font" style:display-name="Default Paragraph Font" style:family="text"/>
    <style:style style:name="qlink_5f_container" style:display-name="qlink_contain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5:16:39.280224395</meta:creation-date>
    <dc:date>2019-01-31T10:18:08.484450796</dc:date>
    <meta:editing-duration>PT14M32S</meta:editing-duration>
    <meta:editing-cycles>3</meta:editing-cycles>
    <meta:generator>LibreOffice/5.3.0.3$Linux_X86_64 LibreOffice_project/7074905676c47b82bbcfbea1aeefc84afe1c50e1</meta:generator>
    <meta:print-date>2019-01-31T10:07:41.199805231</meta:print-date>
    <meta:document-statistic meta:table-count="0" meta:image-count="0" meta:object-count="0" meta:page-count="1" meta:paragraph-count="16" meta:word-count="290" meta:character-count="1780" meta:non-whitespace-character-count="1505"/>
  </office:meta>
</office:document-meta>
</file>